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22pt" officeooo:paragraph-rsid="0007797f" style:font-size-asian="22pt" style:font-size-complex="22pt"/>
    </style:style>
    <style:style style:name="P3" style:family="paragraph" style:parent-style-name="Normal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margin-top="0in" fo:margin-bottom="0in" style:contextual-spacing="false" fo:line-height="100%" fo:text-align="end" style:justify-single-word="false"/>
      <style:text-properties fo:font-size="22pt" style:font-size-asian="22pt" style:font-size-complex="22pt"/>
    </style:style>
    <style:style style:name="P5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fo:font-size="22pt" style:font-size-asian="22pt" style:font-size-complex="22pt"/>
    </style:style>
    <style:style style:name="P6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fo:font-size="22pt" officeooo:paragraph-rsid="00098b59" style:font-size-asian="22pt" style:font-size-complex="22pt"/>
    </style:style>
    <style:style style:name="P7" style:family="paragraph" style:parent-style-name="Normal">
      <style:paragraph-properties fo:margin-top="0in" fo:margin-bottom="0in" style:contextual-spacing="false" fo:line-height="100%"/>
    </style:style>
    <style:style style:name="P8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fo:font-size="14pt" style:font-size-asian="14pt" style:font-size-complex="14pt"/>
    </style:style>
    <style:style style:name="P9" style:family="paragraph" style:parent-style-name="Normal" style:master-page-name="MP0">
      <style:paragraph-properties fo:margin-top="0in" fo:margin-bottom="0in" style:contextual-spacing="false" fo:line-height="100%" fo:text-align="start" style:justify-single-word="false" style:page-number="auto" fo:break-before="pag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style:text-line-through-style="none" style:text-line-through-type="none" fo:font-family="Arial" style:font-style-name="Regular" style:font-family-generic="swiss" fo:font-size="18pt" fo:font-style="normal" style:text-underline-style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employee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ployee_i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partment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ager_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ager_i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><text:span text:style-name="Default_20_Paragraph_20_Font"><text:span text:style-name="T4">Employee Name:</text:span></text:span></text:p>
      <text:p text:style-name="P6"><text:span text:style-name="Default_20_Paragraph_20_Font"><text:span text:style-name="T4"><draw:control text:anchor-type="as-char" draw:z-index="0" draw:name="employee_name" draw:style-name="gr1" draw:text-style-name="P10" svg:width="4.485in" svg:height="0.4169in" draw:control="control1"><svg:title>Employee Name</svg:title></draw:control></text:span></text:span></text:p>
      <text:p text:style-name="P5"><text:span text:style-name="Default_20_Paragraph_20_Font"><text:span text:style-name="T4"/></text:span></text:p>
      <text:p text:style-name="P8">Employee ID:</text:p>
      <text:p text:style-name="P2"><text:span text:style-name="Default_20_Paragraph_20_Font"><text:span text:style-name="T4"><draw:control text:anchor-type="as-char" draw:z-index="1" draw:name="employee_id" draw:style-name="gr1" draw:text-style-name="P10" svg:width="4.485in" svg:height="0.4169in" draw:control="control2"><svg:title>Employee Name</svg:title></draw:control></text:span></text:span></text:p>
      <text:p text:style-name="P8"/>
      <text:p text:style-name="P8">Department:</text:p>
      <text:p text:style-name="P2"><text:span text:style-name="Default_20_Paragraph_20_Font"><text:span text:style-name="T4"><draw:control text:anchor-type="as-char" draw:z-index="2" draw:name="department" draw:style-name="gr1" draw:text-style-name="P10" svg:width="4.485in" svg:height="0.4169in" draw:control="control3"><svg:title>Employee Name</svg:title></draw:control></text:span></text:span></text:p>
      <text:p text:style-name="P8"/>
      <text:p text:style-name="P8">Manager Name:</text:p>
      <text:p text:style-name="P2"><text:span text:style-name="Default_20_Paragraph_20_Font"><text:span text:style-name="T4"><draw:control text:anchor-type="as-char" draw:z-index="3" draw:name="manager_name" draw:style-name="gr1" draw:text-style-name="P10" svg:width="4.485in" svg:height="0.4169in" draw:control="control4"><svg:title>Employee Name</svg:title></draw:control></text:span></text:span></text:p>
      <text:p text:style-name="P8"/>
      <text:p text:style-name="P8">Manager ID:</text:p>
      <text:p text:style-name="P2"><text:span text:style-name="Default_20_Paragraph_20_Font"><text:span text:style-name="T4"><draw:control text:anchor-type="as-char" draw:z-index="4" draw:name="manager_id" draw:style-name="gr1" draw:text-style-name="P10" svg:width="4.485in" svg:height="0.4169in" draw:control="control5"><svg:title>Employee Name</svg:title></draw:control></text:span>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>Babbage</meta:initial-creator>
    <meta:creation-date>2020-08-10T23:38:00Z</meta:creation-date>
    <dc:date>2020-08-10T19:44:08.081000000</dc:date>
    <meta:print-date>2020-08-10T23:26:00Z</meta:print-date>
    <meta:editing-cycles>6</meta:editing-cycles>
    <meta:editing-duration>PT28M6S</meta:editing-duration>
    <meta:document-statistic meta:table-count="0" meta:image-count="0" meta:object-count="0" meta:page-count="1" meta:paragraph-count="10" meta:word-count="9" meta:character-count="61" meta:non-whitespace-character-count="57"/>
    <meta:template xlink:type="simple" xlink:actuate="onRequest" xlink:title="" xlink:href="fillable_form.odt"/>
  </office:meta>
</office:document-meta>
</file>